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48.82mm"/>
    </style:style>
    <style:style style:name="co2" style:family="table-column">
      <style:table-column-properties fo:break-before="auto" style:column-width="645.23mm"/>
    </style:style>
    <style:style style:name="co3" style:family="table-column">
      <style:table-column-properties fo:break-before="auto" style:column-width="374.09mm"/>
    </style:style>
    <style:style style:name="co4" style:family="table-column">
      <style:table-column-properties fo:break-before="auto" style:column-width="213.59mm"/>
    </style:style>
    <style:style style:name="co5" style:family="table-column">
      <style:table-column-properties fo:break-before="auto" style:column-width="92.22mm"/>
    </style:style>
    <style:style style:name="co6"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color="#c9211e"/>
    </style:style>
  </office:automatic-styles>
  <office:body>
    <office:spreadsheet>
      <table:calculation-settings table:automatic-find-labels="false" table:use-regular-expressions="false" table:use-wildcards="true"/>
      <table:table table:name="enlarge"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1019" table:default-cell-style-name="Default"/>
        <table:table-row table:style-name="ro1">
          <table:table-cell office:value-type="string" calcext:value-type="string">
            <text:p>BLK_DEV_RAM_DAX</text:p>
          </table:table-cell>
          <table:table-cell office:value-type="string" calcext:value-type="string">
            <text:p>Support filesystems using DAX to access RAM block devices. <text:s/>This avoids double-buffering data in the page cache before copying it to the block device. <text:s/>Answering Y will slightly enlarge the kernel, and will prevent RAM block device backing store memory from being allocated from highmem (only a problem for highmem systems).</text:p>
          </table:table-cell>
          <table:table-cell table:number-columns-repeated="1022"/>
        </table:table-row>
        <table:table-row table:style-name="ro1">
          <table:table-cell office:value-type="string" calcext:value-type="string">
            <text:p>SCSI_CONSTANTS</text:p>
          </table:table-cell>
          <table:table-cell office:value-type="string" calcext:value-type="string">
            <text:p>The error messages regarding your SCSI hardware will be easier to understand if you say Y here</text:p>
          </table:table-cell>
          <table:table-cell office:value-type="string" calcext:value-type="string">
            <text:p><text:s/>it will enlarge your kernel by about 36 KB. If in doubt, say Y.</text:p>
          </table:table-cell>
          <table:table-cell table:number-columns-repeated="1021"/>
        </table:table-row>
        <table:table-row table:style-name="ro1">
          <table:table-cell office:value-type="string" calcext:value-type="string">
            <text:p>ATA_VERBOSE_ERROR</text:p>
          </table:table-cell>
          <table:table-cell office:value-type="string" calcext:value-type="string">
            <text:p>This option adds parsing of ATA command descriptions and error bits in libata kernel output, making it easier to interpret. This option will enlarge the kernel by approx. 6KB. Disable it only if kernel size is more important than ease of debugging. <text:s/>If unsure, say Y.</text:p>
          </table:table-cell>
          <table:table-cell table:number-columns-repeated="1022"/>
        </table:table-row>
        <table:table-row table:style-name="ro1">
          <table:table-cell table:style-name="ce1" office:value-type="string" calcext:value-type="string">
            <text:p>DUMMY</text:p>
          </table:table-cell>
          <table:table-cell table:style-name="ce1" office:value-type="string" calcext:value-type="string">
            <text:p>This is essentially a bit-bucket device (i.e. traffic you send to this device is consigned into oblivion) with a configurable IP address. It is most commonly used in order to make your currently inactive SLIP address seem like a real address for local programs. If you use SLIP or PPP, you might want to say Y here. It won't enlarge your kernel. What a deal. Read about it in the Network Administrator's Guide, available from &lt;http://www.tldp.org/docs.html#guide&gt;. <text:s/>To compile this driver as a module, choose M here: the module will be called dummy.</text:p>
          </table:table-cell>
          <table:table-cell table:style-name="ce1" table:number-columns-repeated="1022"/>
        </table:table-row>
        <table:table-row table:style-name="ro1">
          <table:table-cell office:value-type="string" calcext:value-type="string">
            <text:p>PLIP</text:p>
          </table:table-cell>
          <table:table-cell office:value-type="string" calcext:value-type="string">
            <text:p>PLIP (Parallel Line Internet Protocol) is used to create a reasonably fast mini network consisting of two (or, rarely, more) local machines. <text:s/>A PLIP link from a Linux box is a popular means to install a Linux distribution on a machine which doesn't have a CD-ROM drive (a minimal system has to be transferred with floppies first). The kernels on both machines need to have this PLIP option enabled for this to work. <text:s/>The PLIP driver has two modes, mode 0 and mode 1. <text:s/>The parallel ports (the connectors at the computers with 25 holes) are connected with "null printer" or "Turbo Laplink" cables which can transmit 4 bits at a time (mode 0) or with special PLIP cables, to be used on bidirectional parallel ports only, which can transmit 8 bits at a time (mode 1)</text:p>
          </table:table-cell>
          <table:table-cell office:value-type="string" calcext:value-type="string">
            <text:p><text:s/>you can find the wiring of these cables in &lt;file:Documentation/networking/PLIP.txt&gt;. <text:s/>The cables can be up to 15m long. <text:s/>Mode 0 works also if one of the machines runs DOS/Windows and has some PLIP software installed, e.g. the Crynwr PLIP packet driver (&lt;http://oak.oakland.edu/simtel.net/msdos/pktdrvr-pre.html&gt;) and winsock or NCSA's telnet. <text:s/>If you want to use PLIP, say Y and read the PLIP mini-HOWTO as well as the NET-3-HOWTO, both available from &lt;http://www.tldp.org/docs.html#howto&gt;. <text:s/>Note that the PLIP protocol has been changed and this PLIP driver won't work together with the PLIP support in Linux versions 1.0.x. <text:s/>This option enlarges your kernel by about 8 KB. <text:s/>To compile this driver as a module, choose M here. The module will be called plip. If unsure, say Y or M, in case you buy a laptop later.</text:p>
          </table:table-cell>
          <table:table-cell table:number-columns-repeated="1021"/>
        </table:table-row>
        <table:table-row table:style-name="ro1">
          <table:table-cell office:value-type="string" calcext:value-type="string">
            <text:p>PPP</text:p>
          </table:table-cell>
          <table:table-cell office:value-type="string" calcext:value-type="string">
            <text:p>PPP (Point to Point Protocol) is a newer and better SLIP. <text:s/>It serves the same purpose: sending Internet traffic over telephone (and other serial) lines. <text:s/>Ask your access provider if they support it, because otherwise you can't use it</text:p>
          </table:table-cell>
          <table:table-cell office:value-type="string" calcext:value-type="string">
            <text:p><text:s/>most Internet access providers these days support PPP rather than SLIP. <text:s/>To use PPP, you need an additional program called pppd as described in the PPP-HOWTO, available at &lt;http://www.tldp.org/docs.html#howto&gt;. <text:s/>Make sure that you have the version of pppd recommended in &lt;file:Documentation/Changes&gt;. The PPP option enlarges your kernel by about 16 KB. <text:s/>There are actually two versions of PPP: the traditional PPP for asynchronous lines, such as regular analog phone lines, and synchronous PPP which can be used over digital ISDN lines for example. <text:s/>If you want to use PPP over phone lines or other asynchronous serial lines, you need to say Y (or M) here and also to the next option, "PPP support for async serial ports". <text:s/>For PPP over synchronous lines, you should say Y (or M) here and to "Support synchronous PPP", below. <text:s/>If you said Y to "Version information on all symbols" above, then you cannot compile the PPP driver into the kernel</text:p>
          </table:table-cell>
          <table:table-cell office:value-type="string" calcext:value-type="string">
            <text:p><text:s/>you can then only compile it as a module. To compile this driver as a module, choose M here. The module will be called ppp_generic.</text:p>
          </table:table-cell>
          <table:table-cell table:number-columns-repeated="1020"/>
        </table:table-row>
        <table:table-row table:style-name="ro1">
          <table:table-cell office:value-type="string" calcext:value-type="string">
            <text:p>SLIP</text:p>
          </table:table-cell>
          <table:table-cell office:value-type="string" calcext:value-type="string">
            <text:p>Say Y if you intend to use SLIP or CSLIP (compressed SLIP) to connect to your Internet service provider or to connect to some other local Unix box or if you want to configure your Linux box as a Slip/CSlip server for other people to dial in. SLIP (Serial Line Internet Protocol) is a protocol used to send Internet traffic over serial connections such as telephone lines or null modem cables</text:p>
          </table:table-cell>
          <table:table-cell office:value-type="string" calcext:value-type="string">
            <text:p><text:s/>nowadays, the protocol PPP is more commonly used for this same purpose. <text:s/>Normally, your access provider has to support SLIP in order for you to be able to use it, but there is now a SLIP emulator called SLiRP around (available from &lt;ftp://ibiblio.org/pub/Linux/system/network/serial/&gt;) which allows you to use SLIP over a regular dial up shell connection. If you plan to use SLiRP, make sure to say Y to CSLIP, below. The NET-3-HOWTO, available from &lt;http://www.tldp.org/docs.html#howto&gt;, explains how to configure SLIP. Note that you don't need this option if you just want to run term (term is a program which gives you almost full Internet connectivity if you have a regular dial up shell account on some Internet connected Unix computer. Read &lt;http://www.bart.nl/~patrickr/term-howto/Term-HOWTO.html&gt;). SLIP support will enlarge your kernel by about 4 KB. If unsure, say N. <text:s/>To compile this driver as a module, choose M here. The module will be called slip.</text:p>
          </table:table-cell>
          <table:table-cell table:number-columns-repeated="1021"/>
        </table:table-row>
        <table:table-row table:style-name="ro1">
          <table:table-cell table:style-name="ce1" office:value-type="string" calcext:value-type="string">
            <text:p>SLIP_COMPRESSED</text:p>
          </table:table-cell>
          <table:table-cell table:style-name="ce1" office:value-type="string" calcext:value-type="string">
            <text:p>This protocol is faster than SLIP because it uses compression on the TCP/IP headers (not on the data itself), but it has to be supported on both ends. Ask your access provider if you are not sure and answer Y, just in case. You will still be able to use plain SLIP. If you plan to use SLiRP, the SLIP emulator (available from &lt;ftp://ibiblio.org/pub/Linux/system/network/serial/&gt;) which allows you to use SLIP over a regular dial up shell connection, you definitely want to say Y here. The NET-3-HOWTO, available from &lt;http://www.tldp.org/docs.html#howto&gt;, explains how to configure CSLIP. This won't enlarge your kernel.</text:p>
          </table:table-cell>
          <table:table-cell table:style-name="ce1" table:number-columns-repeated="1022"/>
        </table:table-row>
        <table:table-row table:style-name="ro1">
          <table:table-cell office:value-type="string" calcext:value-type="string">
            <text:p>ACPI</text:p>
          </table:table-cell>
          <table:table-cell office:value-type="string" calcext:value-type="string">
            <text:p>Advanced Configuration and Power Interface (ACPI) support for <text:s/>Linux requires an ACPI-compliant platform (hardware/firmware), and assumes the presence of OS-directed configuration and power management (OSPM) software. <text:s/>This option will enlarge your <text:s/>kernel by about 70K. <text:s/>Linux ACPI provides a robust functional replacement for several <text:s/>legacy configuration and power management interfaces, including the Plug-and-Play BIOS specification (PnP BIOS), the <text:s/>MultiProcessor Specification (MPS), and the Advanced Power <text:s/>Management (APM) specification. <text:s/>If both ACPI and APM support <text:s/>are configured, ACPI is used. <text:s/>The project home page for the Linux ACPI subsystem is here: &lt;https://01.org/linux-acpi&gt; <text:s/>Linux support for ACPI is based on Intel Corporation's ACPI Component Architecture (ACPI CA). <text:s/>For more information on the ACPI CA, see: &lt;http://acpica.org/&gt; <text:s/>ACPI is an open industry specification originally co-developed by Hewlett-Packard, Intel, Microsoft, Phoenix, and Toshiba. Currently, it is developed by the ACPI Specification Working Group (ASWG) under the UEFI Forum and any UEFI member can join the ASWG and contribute to the ACPI specification. The specification is available at: &lt;http://www.acpi.info&gt; &lt;http://www.uefi.org/acpi/specs&gt;</text:p>
          </table:table-cell>
          <table:table-cell table:number-columns-repeated="1022"/>
        </table:table-row>
        <table:table-row table:style-name="ro1">
          <table:table-cell office:value-type="string" calcext:value-type="string">
            <text:p>DYNAMIC_DEBUG</text:p>
          </table:table-cell>
          <table:table-cell office:value-type="string" calcext:value-type="string">
            <text:p>Compiles debug level messages into the kernel, which would not otherwise be available at runtime. These messages can then be enabled/disabled based on various levels of scope - per source file, function, module, format string, and line number. This mechanism implicitly compiles in all pr_debug() and dev_dbg() calls, which enlarges the kernel text size by about 2%. <text:s/>If a source file is compiled with DEBUG flag set, any pr_debug() calls in it are enabled by default, but can be disabled at runtime as below. <text:s/>Note that DEBUG flag is turned on by many CONFIG_*DEBUG* options. <text:s/>Usage: <text:s/>Dynamic debugging is controlled via the 'dynamic_debug/control' file, which is contained in the 'debugfs' filesystem. Thus, the debugfs filesystem must first be mounted before making use of this feature. We refer the control file as: &lt;debugfs&gt;/dynamic_debug/control. This file contains a list of the debug statements that can be enabled. The format for each line of the file is: <text:s text:c="7"/>filename:lineno [module]function flags format <text:s/>filename : source file of the debug statement lineno : line number of the debug statement module : module that contains the debug statement function : function that contains the debug statement flags : '=p' means the line is turned 'on' for printing format : the format used for the debug statement <text:s/>From a live system: <text:s text:c="7"/>nullarbor:~ # cat &lt;debugfs&gt;/dynamic_debug/control <text:s text:c="6"/># filename:lineno [module]function flags format <text:s text:c="6"/>fs/aio.c:222 [aio]__put_ioctx =_ "__put_ioctx:\040freeing\040%p\012" <text:s text:c="6"/>fs/aio.c:248 [aio]ioctx_alloc =_ "ENOMEM:\040nr_events\040too\040high\012" <text:s text:c="6"/>fs/aio.c:1770 [aio]sys_io_cancel =_ "calling\040cancel\012" <text:s/>Example usage: <text:s text:c="7"/>// enable the message at line 1603 of file svcsock.c <text:s text:c="6"/>nullarbor:~ # echo -n 'file svcsock.c line 1603 +p' &gt; <text:s text:c="38"/>&lt;debugfs&gt;/dynamic_debug/control <text:s text:c="7"/>// enable all the messages in file svcsock.c <text:s text:c="6"/>nullarbor:~ # echo -n 'file svcsock.c +p' &gt; <text:s text:c="38"/>&lt;debugfs&gt;/dynamic_debug/control <text:s text:c="7"/>// enable all the messages in the NFS server module <text:s text:c="6"/>nullarbor:~ # echo -n 'module nfsd +p' &gt; <text:s text:c="38"/>&lt;debugfs&gt;/dynamic_debug/control <text:s text:c="7"/>// enable all 12 messages in the function svc_process() <text:s text:c="6"/>nullarbor:~ # echo -n 'func svc_process +p' &gt; <text:s text:c="38"/>&lt;debugfs&gt;/dynamic_debug/control <text:s text:c="7"/>// disable all 12 messages in the function svc_process() <text:s text:c="6"/>nullarbor:~ # echo -n 'func svc_process -p' &gt; <text:s text:c="38"/>&lt;debugfs&gt;/dynamic_debug/control <text:s/>See Documentation/admin-guide/dynamic-debug-howto.rst for additional information.</text:p>
          </table:table-cell>
          <table:table-cell table:number-columns-repeated="1022"/>
        </table:table-row>
        <table:table-row table:style-name="ro1">
          <table:table-cell office:value-type="string" calcext:value-type="string">
            <text:p>BINFMT_ELF</text:p>
          </table:table-cell>
          <table:table-cell office:value-type="string" calcext:value-type="string">
            <text:p>ELF (Executable and Linkable Format) is a format for libraries and executables used across different architectures and operating systems. Saying Y here will enable your kernel to run ELF binaries and enlarge it by about 13 KB. ELF support under Linux has now all but replaced the traditional Linux a.out formats (QMAGIC and ZMAGIC) because it is portable (this does *not* mean that you will be able to run executables from different architectures or operating systems however) and makes building run-time libraries very easy. Many new executables are distributed solely in ELF format. You definitely want to say Y here. <text:s/>Information about ELF is contained in the ELF HOWTO available from &lt;http://www.tldp.org/docs.html#howto&gt;. <text:s/>If you find that after upgrading from Linux kernel 1.2 and saying Y here, you still can't run any ELF binaries (they just crash), then you'll have to install the newest ELF runtime libraries, including ld.so (check the file &lt;file:Documentation/Changes&gt; for location and latest version).</text:p>
          </table:table-cell>
          <table:table-cell table:number-columns-repeated="1022"/>
        </table:table-row>
        <table:table-row table:style-name="ro1">
          <table:table-cell office:value-type="string" calcext:value-type="string">
            <text:p>INET</text:p>
          </table:table-cell>
          <table:table-cell office:value-type="string" calcext:value-type="string">
            <text:p>These are the protocols used on the Internet and on most local Ethernets. It is highly recommended to say Y here (this will enlarge your kernel by about 400 KB), since some programs (e.g. the X window system) use TCP/IP even if your machine is not connected to any other computer. You will get the so-called loopback device which allows you to ping yourself (great fun, that!). <text:s/>For an excellent introduction to Linux networking, please read the Linux Networking HOWTO, available from &lt;http://www.tldp.org/docs.html#howto&gt;. <text:s/>If you say Y here and also to "/proc file system support" and "Sysctl support" below, you can change various aspects of the behavior of the TCP/IP code by writing to the (virtual) files in /proc/sys/net/ipv4/*</text:p>
          </table:table-cell>
          <table:table-cell office:value-type="string" calcext:value-type="string">
            <text:p><text:s/>the options are explained in the file &lt;file:Documentation/networking/ip-sysctl.txt&gt;. <text:s/>Short answer: say Y.</text:p>
          </table:table-cell>
          <table:table-cell table:number-columns-repeated="1021"/>
        </table:table-row>
        <table:table-row table:style-name="ro1">
          <table:table-cell office:value-type="string" calcext:value-type="string">
            <text:p>IPX</text:p>
          </table:table-cell>
          <table:table-cell office:value-type="string" calcext:value-type="string">
            <text:p>This is support for the Novell networking protocol, IPX, commonly used for local networks of Windows machines. <text:s/>You need it if you want to access Novell NetWare file or print servers using the Linux Novell client ncpfs (available from &lt;ftp://platan.vc.cvut.cz/pub/linux/ncpfs/&gt;) or from within the Linux DOS emulator DOSEMU (read the DOSEMU-HOWTO, available from &lt;http://www.tldp.org/docs.html#howto&gt;). <text:s/>In order to do the former, you'll also have to say Y to "NCP file system support", below. <text:s/>IPX is similar in scope to IP, while SPX, which runs on top of IPX, is similar to TCP. <text:s/>To turn your Linux box into a fully featured NetWare file server and IPX router, say Y here and fetch either lwared from &lt;ftp://ibiblio.org/pub/Linux/system/network/daemons/&gt; or mars_nwe from &lt;ftp://www.compu-art.de/mars_nwe/&gt;. For more information, read the IPX-HOWTO available from &lt;http://www.tldp.org/docs.html#howto&gt;. <text:s/>The IPX driver would enlarge your kernel by about 16 KB. To compile this driver as a module, choose M here: the module will be called ipx. Unless you want to integrate your Linux box with a local Novell network, say N.</text:p>
          </table:table-cell>
          <table:table-cell table:number-columns-repeated="1022"/>
        </table:table-row>
        <table:table-row table:style-name="ro1">
          <table:table-cell office:value-type="string" calcext:value-type="string">
            <text:p>OCFS2_DEBUG_MASKLOG</text:p>
          </table:table-cell>
          <table:table-cell office:value-type="string" calcext:value-type="string">
            <text:p>The ocfs2 filesystem has an extensive logging system. <text:s/>The system allows selection of events to log via files in /sys/o2cb/logmask/. This option will enlarge your kernel, but it allows debugging of ocfs2 filesystem issues.</text:p>
          </table:table-cell>
          <table:table-cell table:number-columns-repeated="1022"/>
        </table:table-row>
        <table:table-row table:style-name="ro1">
          <table:table-cell office:value-type="string" calcext:value-type="string">
            <text:p>FAT_FS</text:p>
          </table:table-cell>
          <table:table-cell office:value-type="string" calcext:value-type="string">
            <text:p>If you want to use one of the FAT-based file systems (the MS-DOS and VFAT (Windows 95) file systems), then you must say Y or M here to include FAT support. You will then be able to mount partitions or diskettes with FAT-based file systems and transparently access the files on them, i.e. MSDOS files will look and behave just like all other Unix files. <text:s/>This FAT support is not a file system in itself, it only provides the foundation for the other file systems. You will have to say Y or M to at least one of "MSDOS fs support" or "VFAT fs support" in order to make use of it. <text:s/>Another way to read and write MSDOS floppies and hard drive partitions from within Linux (but not transparently) is with the mtools ("man mtools") program suite. You don't need to say Y here in order to do that. <text:s/>If you need to move large files on floppies between a DOS and a Linux box, say Y here, mount the floppy under Linux with an MSDOS file system and use GNU tar's M option. GNU tar is a program available for Unix and DOS ("man tar" or "info tar"). <text:s/>The FAT support will enlarge your kernel by about 37 KB. If unsure, say Y. <text:s/>To compile this as a module, choose M here: the module will be called fat. <text:s/>Note that if you compile the FAT support as a module, you cannot compile any of the FAT-based file systems into the kernel -- they will have to be modules as well.</text:p>
          </table:table-cell>
          <table:table-cell table:number-columns-repeated="1022"/>
        </table:table-row>
        <table:table-row table:style-name="ro1">
          <table:table-cell office:value-type="string" calcext:value-type="string">
            <text:p>MSDOS_FS</text:p>
          </table:table-cell>
          <table:table-cell office:value-type="string" calcext:value-type="string">
            <text:p>This allows you to mount MSDOS partitions of your hard drive (unless they are compressed</text:p>
          </table:table-cell>
          <table:table-cell office:value-type="string" calcext:value-type="string">
            <text:p><text:s/>to access compressed MSDOS partitions under Linux, you can either use the DOS emulator DOSEMU, described in the DOSEMU-HOWTO, available from &lt;http://www.tldp.org/docs.html#howto&gt;, or try dmsdosfs in &lt;ftp://ibiblio.org/pub/Linux/system/filesystems/dosfs/&gt;. If you intend to use dosemu with a non-compressed MSDOS partition, say Y here) and MSDOS floppies. This means that file access becomes transparent, i.e. the MSDOS files look and behave just like all other Unix files. <text:s/>If you have Windows 95 or Windows NT installed on your MSDOS partitions, you should use the VFAT file system (say Y to "VFAT fs support" below), or you will not be able to see the long filenames generated by Windows 95 / Windows NT. <text:s/>This option will enlarge your kernel by about 7 KB. If unsure, answer Y. This will only work if you said Y to "DOS FAT fs support" as well. To compile this as a module, choose M here: the module will be called msdos.</text:p>
          </table:table-cell>
          <table:table-cell table:number-columns-repeated="1021"/>
        </table:table-row>
        <table:table-row table:style-name="ro1">
          <table:table-cell office:value-type="string" calcext:value-type="string">
            <text:p>VFAT_FS</text:p>
          </table:table-cell>
          <table:table-cell office:value-type="string" calcext:value-type="string">
            <text:p>This option provides support for normal Windows file systems with long filenames. <text:s/>That includes non-compressed FAT-based file systems used by Windows 95, Windows 98, Windows NT 4.0, and the Unix programs from the mtools package. <text:s/>The VFAT support enlarges your kernel by about 10 KB and it only works if you said Y to the "DOS FAT fs support" above. <text:s/>Please read the file &lt;file:Documentation/filesystems/vfat.txt&gt; for details. <text:s/>If unsure, say Y. <text:s/>To compile this as a module, choose M here: the module will be called vfat.</text:p>
          </table:table-cell>
          <table:table-cell table:number-columns-repeated="1022"/>
        </table:table-row>
        <table:table-row table:style-name="ro1">
          <table:table-cell office:value-type="string" calcext:value-type="string">
            <text:p>PROC_FS</text:p>
          </table:table-cell>
          <table:table-cell office:value-type="string" calcext:value-type="string">
            <text:p>This is a virtual file system providing information about the status of the system. "Virtual" means that it doesn't take up any space on your hard disk: the files are created on the fly by the kernel when you try to access them. Also, you cannot read the files with older version of the program less: you need to use more or cat. <text:s/>It's totally cool</text:p>
          </table:table-cell>
          <table:table-cell office:value-type="string" calcext:value-type="string">
            <text:p><text:s/>for example, "cat /proc/interrupts" gives information about what the different IRQs are used for at the moment (there is a small number of Interrupt ReQuest lines in your computer that are used by the attached devices to gain the CPU's attention -- often a source of trouble if two devices are mistakenly configured to use the same IRQ). The program procinfo to display some information about your system gathered from the /proc file system. <text:s/>Before you can use the /proc file system, it has to be mounted, meaning it has to be given a location in the directory hierarchy. That location should be /proc. A command such as "mount -t proc proc /proc" or the equivalent line in /etc/fstab does the job. <text:s/>The /proc file system is explained in the file &lt;file:Documentation/filesystems/proc.txt&gt; and on the proc(5) manpage ("man 5 proc"). <text:s/>This option will enlarge your kernel by about 67 KB. Several programs depend on this, so everyone should say Y here.</text:p>
          </table:table-cell>
          <table:table-cell table:number-columns-repeated="1021"/>
        </table:table-row>
        <table:table-row table:style-name="ro1">
          <table:table-cell office:value-type="string" calcext:value-type="string">
            <text:p>PROC_SYSCTL</text:p>
          </table:table-cell>
          <table:table-cell office:value-type="string" calcext:value-type="string">
            <text:p>The sysctl interface provides a means of dynamically changing certain kernel parameters and variables on the fly without requiring a recompile of the kernel or reboot of the system. <text:s/>The primary interface is through /proc/sys. <text:s/>If you say Y here a tree of modifiable sysctl entries will be generated beneath the /proc/sys directory. They are explained in the files in &lt;file:Documentation/sysctl/&gt;. <text:s/>Note that enabling this option will enlarge the kernel by at least 8 KB. <text:s/>As it is generally a good thing, you should say Y here unless building a kernel for install/rescue disks or your system is very limited in memory.</text:p>
          </table:table-cell>
          <table:table-cell table:number-columns-repeated="1022"/>
        </table:table-row>
        <table:table-row table:style-name="ro1">
          <table:table-cell office:value-type="string" calcext:value-type="string">
            <text:p>MINIX_FS</text:p>
          </table:table-cell>
          <table:table-cell office:value-type="string" calcext:value-type="string">
            <text:p>Minix is a simple operating system used in many classes about OS's. The minix file system (method to organize files on a hard disk partition or a floppy disk) was the original file system for Linux, but has been superseded by the second extended file system ext2fs. You don't want to use the minix file system on your hard disk because of certain built-in restrictions, but it is sometimes found on older Linux floppy disks. <text:s/>This option will enlarge your kernel by about 28 KB. If unsure, say N. <text:s/>To compile this file system support as a module, choose M here: the module will be called minix. <text:s/>Note that the file system of your root partition (the one containing the directory /) cannot be compiled as a module.</text:p>
          </table:table-cell>
          <table:table-cell table:number-columns-repeated="1022"/>
        </table:table-row>
        <table:table-row table:style-name="ro1">
          <table:table-cell office:value-type="string" calcext:value-type="string">
            <text:p>SYSV_FS</text:p>
          </table:table-cell>
          <table:table-cell office:value-type="string" calcext:value-type="string">
            <text:p>SCO, Xenix and Coherent are commercial Unix systems for Intel machines, and Version 7 was used on the DEC PDP-11. Saying Y here would allow you to read from their floppies and hard disk partitions. <text:s/>If you have floppies or hard disk partitions like that, it is likely that they contain binaries from those other Unix systems</text:p>
          </table:table-cell>
          <table:table-cell office:value-type="string" calcext:value-type="string">
            <text:p><text:s/>in order to run these binaries, you will want to install linux-abi which is a set of kernel modules that lets you run SCO, Xenix, Wyse, UnixWare, Dell Unix and System V programs under Linux. <text:s/>It is available via FTP (user: ftp) from &lt;ftp://ftp.openlinux.org/pub/people/hch/linux-abi/&gt;). NOTE: that will work only for binaries from Intel-based systems</text:p>
          </table:table-cell>
          <table:table-cell office:value-type="string" calcext:value-type="string">
            <text:p><text:s/>PDP ones will have to wait until somebody ports Linux to -11 </text:p>
          </table:table-cell>
          <table:table-cell office:value-type="string" calcext:value-type="string">
            <text:p>-) <text:s/>If you only intend to mount files from some other Unix over the network using NFS, you don't need the System V file system support (but you need NFS file system support obviously). <text:s/>Note that this option is generally not needed for floppies, since a good portable way to transport files and directories between unixes (and even other operating systems) is given by the tar program ("man tar" or preferably "info tar"). <text:s/>Note also that this option has nothing whatsoever to do with the option "System V IPC". Read about the System V file system in &lt;file:Documentation/filesystems/sysv-fs.txt&gt;. Saying Y here will enlarge your kernel by about 27 KB. <text:s/>To compile this as a module, choose M here: the module will be called sysv. <text:s/>If you haven't heard about all of this before, it's safe to say N.</text:p>
          </table:table-cell>
          <table:table-cell table:number-columns-repeated="1019"/>
        </table:table-row>
        <table:table-row table:style-name="ro1">
          <table:table-cell office:value-type="string" calcext:value-type="string">
            <text:p>GDBSTUB</text:p>
          </table:table-cell>
          <table:table-cell office:value-type="string" calcext:value-type="string">
            <text:p>If you say Y here, it will be possible to remotely debug the kernel using gdb. This enlarges your kernel ELF image disk size by several megabytes and requires a machine with more than 16 MB, better 32 MB RAM to avoid excessive linking time. This is only useful for kernel hackers. If unsure, say N. <text:s/>This is deprecated in favour of KGDB and will be removed in a later version.</text:p>
          </table:table-cell>
          <table:table-cell table:number-columns-repeated="1022"/>
        </table:table-row>
        <table:table-row table:style-name="ro1">
          <table:table-cell office:value-type="string" calcext:value-type="string">
            <text:p>FPE_NWFPE_XP</text:p>
          </table:table-cell>
          <table:table-cell office:value-type="string" calcext:value-type="string">
            <text:p>Say Y to include 80-bit support in the kernel floating-point emulator. <text:s/>Otherwise, only 32 and 64-bit support is compiled in. Note that gcc does not generate 80-bit operations by default, so in most cases this option only enlarges the size of the floating point emulator without any good reason. <text:s/>You almost surely want to say N here.</text:p>
          </table:table-cell>
          <table:table-cell table:number-columns-repeated="1022"/>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n" fo:country="US" style:font-name-asian="Droid Sans Fallback"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5-28">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5-28T10:19:54.859609877</dc:date>
    <meta:editing-duration>PT7M20S</meta:editing-duration>
    <meta:editing-cycles>1</meta:editing-cycles>
    <meta:document-statistic meta:table-count="1" meta:cell-count="57" meta:object-count="0"/>
    <meta:generator>LibreOffice/6.2.3.2$Linux_X86_64 LibreOffice_project/20$Build-2</meta:generator>
  </office:meta>
</office:document-meta>
</file>